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13c620" officeooo:paragraph-rsid="0613c620"/>
    </style:style>
    <style:style style:name="P4" style:family="paragraph" style:parent-style-name="Text_20_body">
      <style:text-properties officeooo:rsid="06546ebc" officeooo:paragraph-rsid="06546ebc"/>
    </style:style>
    <style:style style:name="P5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6" style:family="paragraph" style:parent-style-name="Text_20_body">
      <style:paragraph-properties fo:line-height="100%"/>
      <style:text-properties officeooo:rsid="04af6545" officeooo:paragraph-rsid="05da9cad"/>
    </style:style>
    <style:style style:name="P7" style:family="paragraph" style:parent-style-name="Text_20_body">
      <style:text-properties style:text-position="0% 100%" officeooo:rsid="050f744d" officeooo:paragraph-rsid="06725373"/>
    </style:style>
    <style:style style:name="P8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9" style:family="paragraph" style:parent-style-name="Text_20_body">
      <style:text-properties officeooo:rsid="06725373" officeooo:paragraph-rsid="06725373"/>
    </style:style>
    <style:style style:name="P10" style:family="paragraph" style:parent-style-name="Text_20_body">
      <style:text-properties officeooo:rsid="06740973" officeooo:paragraph-rsid="06740973"/>
    </style:style>
    <style:style style:name="P11" style:family="paragraph" style:parent-style-name="Text_20_body">
      <style:text-properties officeooo:rsid="06742aa3" officeooo:paragraph-rsid="0675357a"/>
    </style:style>
    <style:style style:name="P12" style:family="paragraph" style:parent-style-name="Text_20_body">
      <style:text-properties officeooo:rsid="06742aa3" officeooo:paragraph-rsid="0677161e"/>
    </style:style>
    <style:style style:name="P13" style:family="paragraph" style:parent-style-name="Text_20_body">
      <style:text-properties officeooo:rsid="067337c4" officeooo:paragraph-rsid="0679f0e4"/>
    </style:style>
    <style:style style:name="P14" style:family="paragraph" style:parent-style-name="Heading_20_2">
      <style:text-properties officeooo:rsid="05735d0c" officeooo:paragraph-rsid="06546ebc"/>
    </style:style>
    <style:style style:name="P15" style:family="paragraph" style:parent-style-name="Heading_20_2">
      <style:text-properties officeooo:rsid="05735d0c" officeooo:paragraph-rsid="06725373"/>
    </style:style>
    <style:style style:name="P16" style:family="paragraph" style:parent-style-name="Heading_20_2">
      <style:text-properties officeooo:rsid="05735d0c" officeooo:paragraph-rsid="0610d084"/>
    </style:style>
    <style:style style:name="P17" style:family="paragraph" style:parent-style-name="Heading_20_2">
      <style:text-properties fo:font-weight="normal" officeooo:rsid="0639dfe1" officeooo:paragraph-rsid="0677161e" style:font-weight-asian="normal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6725373" officeooo:paragraph-rsid="06725373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6725373" officeooo:paragraph-rsid="06725373"/>
    </style:style>
    <style:style style:name="P21" style:family="paragraph" style:parent-style-name="Heading_20_2">
      <style:paragraph-properties fo:margin-top="0in" fo:margin-bottom="0in" loext:contextual-spacing="false"/>
      <style:text-properties officeooo:rsid="05735d0c" officeooo:paragraph-rsid="067e0c73"/>
    </style:style>
    <style:style style:name="P22" style:family="paragraph" style:parent-style-name="Heading_20_2">
      <style:paragraph-properties fo:margin-top="0in" fo:margin-bottom="0in" loext:contextual-spacing="false"/>
      <style:text-properties officeooo:rsid="067e0c73" officeooo:paragraph-rsid="067e0c73"/>
    </style:style>
    <style:style style:name="P23" style:family="paragraph" style:parent-style-name="Text_20_body">
      <style:paragraph-properties fo:margin-top="0.0398in" fo:margin-bottom="0.1366in" loext:contextual-spacing="false"/>
      <style:text-properties officeooo:rsid="067e0c73" officeooo:paragraph-rsid="067e0c73"/>
    </style:style>
    <style:style style:name="P24" style:family="paragraph" style:parent-style-name="Text_20_body">
      <style:paragraph-properties fo:margin-top="0.0398in" fo:margin-bottom="0.1366in" loext:contextual-spacing="false"/>
      <style:text-properties officeooo:rsid="067ec5a7" officeooo:paragraph-rsid="067ec5a7"/>
    </style:style>
    <style:style style:name="P25" style:family="paragraph" style:parent-style-name="Text_20_body">
      <style:paragraph-properties fo:margin-top="0.0791in" fo:margin-bottom="0.1764in" loext:contextual-spacing="false"/>
      <style:text-properties officeooo:rsid="067e0c73" officeooo:paragraph-rsid="067e0c73"/>
    </style:style>
    <style:style style:name="P26" style:family="paragraph" style:parent-style-name="Text_20_body">
      <style:text-properties officeooo:rsid="0612b6b3" officeooo:paragraph-rsid="0683fad9"/>
    </style:style>
    <style:style style:name="P27" style:family="paragraph" style:parent-style-name="Text_20_body">
      <style:text-properties officeooo:rsid="065cf1e6" officeooo:paragraph-rsid="067f51b9"/>
    </style:style>
    <style:style style:name="P28" style:family="paragraph" style:parent-style-name="Text_20_body">
      <style:text-properties officeooo:rsid="0613c620" officeooo:paragraph-rsid="06833e1e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6725373" officeooo:paragraph-rsid="06725373"/>
    </style:style>
    <style:style style:name="P30" style:family="paragraph" style:parent-style-name="Text_20_body" style:list-style-name="L2">
      <style:paragraph-properties fo:margin-top="0in" fo:margin-bottom="0in" loext:contextual-spacing="false"/>
      <style:text-properties officeooo:rsid="06546ebc" officeooo:paragraph-rsid="06546ebc"/>
    </style:style>
    <style:style style:name="P31" style:family="paragraph" style:parent-style-name="Text_20_body" style:list-style-name="L3">
      <style:paragraph-properties fo:margin-top="0.0398in" fo:margin-bottom="0.1366in" loext:contextual-spacing="false"/>
      <style:text-properties officeooo:rsid="067e0c73" officeooo:paragraph-rsid="067e0c73"/>
    </style:style>
    <style:style style:name="P32" style:family="paragraph" style:parent-style-name="Heading_20_1">
      <style:paragraph-properties fo:line-height="100%"/>
      <style:text-properties officeooo:rsid="05226f8d" officeooo:paragraph-rsid="04af6545"/>
    </style:style>
    <style:style style:name="P33" style:family="paragraph" style:parent-style-name="Heading_20_2">
      <style:paragraph-properties fo:margin-top="0in" fo:margin-bottom="0in" loext:contextual-spacing="false"/>
      <style:text-properties style:text-position="0% 100%" officeooo:rsid="0665a25d" officeooo:paragraph-rsid="067e0c7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8dadd" style:font-weight-asian="normal" style:font-weight-complex="normal"/>
    </style:style>
    <style:style style:name="T4" style:family="text">
      <style:text-properties fo:font-weight="normal" officeooo:rsid="061a9274" style:font-weight-asian="normal" style:font-weight-complex="normal"/>
    </style:style>
    <style:style style:name="T5" style:family="text">
      <style:text-properties fo:font-weight="normal" officeooo:rsid="064c9630" style:font-weight-asian="normal" style:font-weight-complex="normal"/>
    </style:style>
    <style:style style:name="T6" style:family="text">
      <style:text-properties fo:font-weight="normal" officeooo:rsid="0663e7a0" style:font-weight-asian="normal" style:font-weight-complex="normal"/>
    </style:style>
    <style:style style:name="T7" style:family="text">
      <style:text-properties fo:font-weight="normal" officeooo:rsid="0665a25d" style:font-weight-asian="normal" style:font-weight-complex="normal"/>
    </style:style>
    <style:style style:name="T8" style:family="text">
      <style:text-properties fo:font-weight="normal" officeooo:rsid="06725373" style:font-weight-asian="normal" style:font-weight-complex="normal"/>
    </style:style>
    <style:style style:name="T9" style:family="text">
      <style:text-properties fo:font-weight="normal" officeooo:rsid="06740973" style:font-weight-asian="normal" style:font-weight-complex="normal"/>
    </style:style>
    <style:style style:name="T10" style:family="text">
      <style:text-properties fo:font-weight="normal" officeooo:rsid="067b7f37" style:font-weight-asian="normal" style:font-weight-complex="normal"/>
    </style:style>
    <style:style style:name="T11" style:family="text">
      <style:text-properties fo:font-weight="normal" officeooo:rsid="067e0c73" style:font-weight-asian="normal" style:font-weight-complex="normal"/>
    </style:style>
    <style:style style:name="T12" style:family="text">
      <style:text-properties fo:font-weight="normal" officeooo:rsid="0686c330" style:font-weight-asian="normal" style:font-weight-complex="normal"/>
    </style:style>
    <style:style style:name="T13" style:family="text">
      <style:text-properties officeooo:rsid="060c062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67337c4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675357a" style:font-weight-asian="normal" style:font-weight-complex="normal"/>
    </style:style>
    <style:style style:name="T18" style:family="text">
      <style:text-properties style:text-position="0% 100%" fo:font-weight="normal" officeooo:rsid="067a3870" style:font-weight-asian="normal" style:font-weight-complex="normal"/>
    </style:style>
    <style:style style:name="T19" style:family="text">
      <style:text-properties style:text-position="0% 100%" officeooo:rsid="0665a25d"/>
    </style:style>
    <style:style style:name="T20" style:family="text">
      <style:text-properties style:text-position="0% 100%" officeooo:rsid="067e0c73"/>
    </style:style>
    <style:style style:name="T21" style:family="text">
      <style:text-properties officeooo:rsid="065dcf2c"/>
    </style:style>
    <style:style style:name="T22" style:family="text">
      <style:text-properties officeooo:rsid="0665a25d"/>
    </style:style>
    <style:style style:name="T23" style:family="text">
      <style:text-properties style:text-position="sub 58%"/>
    </style:style>
    <style:style style:name="T24" style:family="text">
      <style:text-properties officeooo:rsid="0679f0e4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67ec5a7"/>
    </style:style>
    <style:style style:name="T27" style:family="text">
      <style:text-properties officeooo:rsid="067f51b9"/>
    </style:style>
    <style:style style:name="T28" style:family="text">
      <style:text-properties officeooo:rsid="0683318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מטלה - חלוקת <text:span text:style-name="T13">עלויות ומכרזי שירות</text:span></text:h>
      <text:p text:style-name="P6">יש לענות על שאלה אחת לבחירתכם.</text:p>
      <text:p text:style-name="P15"><text:span text:style-name="T1">שאלה </text:span><text:span text:style-name="T8">1</text:span><text:span text:style-name="T2">: </text:span><text:span text:style-name="T8">אלגוריתם אקראי לחישוב </text:span><text:span text:style-name="T3">ערך </text:span><text:span text:style-name="T8">שאפלי</text:span></text:p>
      <text:p text:style-name="P20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689081941" text:style-name="L1">
        <text:list-item>
          <text:p text:style-name="P29">חזור הרבה פעמים:</text:p>
          <text:list>
            <text:list-item>
              <text:p text:style-name="P29">בחר פרמוטציה אקראית P</text:p>
            </text:list-item>
            <text:list-item>
              <text:p text:style-name="P29">חשב את העלויות השוליות של כל השחקנים בפרמוטציה P</text:p>
            </text:list-item>
          </text:list>
        </text:list-item>
        <text:list-item>
          <text:p text:style-name="P29">חשב את הממוצע של כל העלויות השוליות בחישובים הקודמים.</text:p>
        </text:list-item>
      </text:list>
      <text:p text:style-name="P9">א. כיתבו תוכנית בפייתון המבצעת את האלגוריתם האקראי הנ"ל.</text:p>
      <text:p text:style-name="P9">ב. בידקו את התוכנית שלכם על בעיה כלשהי עם 3 שחקנים (למשל אחת הבעיות שפתרנו בשיעור). עד כמה התוצאות קרובות לתוצאות המדוייקות?</text:p>
      <text:p text:style-name="P18">ג. בידקו את התוכנית שלכם על בעיה כלשהי של עלות מסלול-המראה, עם 30 שחקנים. עד כמה התוצאות קרובות לתוצאות המדוייקות?</text:p>
      <text:p text:style-name="P7"/>
      <text:p text:style-name="P16"><text:span text:style-name="T1">שאלה </text:span><text:span text:style-name="T6">2</text:span><text:span text:style-name="T2">: חלוקת עלות נסיעה </text:span><text:span text:style-name="T12">מה</text:span><text:span text:style-name="T5">אוניברסיטה</text:span></text:p>
      <text:p text:style-name="P27">שאלה זו מיועדת לצוותים עם 3 חברים ומעלה <text:span text:style-name="T21">(אפשר להתחבר עם צוות נוסף לצורך השאלה)</text:span>.</text:p>
      <text:p text:style-name="P27"><text:span text:style-name="T27">נניח שאתם רוצים להשתתף בנסיעה במונית מהאוניברסיטה לבתים שלכם, לפי סדר קבוע מראש. </text:span></text:p>
      <text:p text:style-name="P27"><text:span text:style-name="T27">א. חשבו את עלויות-הנסיעה של כל אחד מכם ושל כל תת-קבוצה. <text:s text:c="2"/>לצורך החישוב אפשר להשתמש ב- Google Maps. אם אתם לא מצליחים לחשב עלות מדוייקת, חשבו את זמן הנסיעה לפי Waze והכפילו בעלות נסיעה במונית לפי מונה.</text:span></text:p>
      <text:p text:style-name="P26">ב. <text:span text:style-name="T28">חשבו את ערך שאפלי בעזרת האלגוריתם הכללי (ממוצע עלויות שוליות בכל הסדרים).</text:span></text:p>
      <text:p text:style-name="P28">ג. חשבו <text:span text:style-name="T28">את ערך שאפלי בעזרת אלגוריתם לוינגר-חזון-עזריה.</text:span></text:p>
      <text:p text:style-name="P3"/>
      <text:p text:style-name="P14">שאלה <text:span text:style-name="T22">3: איחוד מפלגות</text:span></text:p>
      <text:p text:style-name="P5">[נכתב לקראת הבחירות לכנסת, אדר א ה'תשע"ט]</text:p>
      <text:p text:style-name="P19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2019165395" text:style-name="L2">
        <text:list-item>
          <text:p text:style-name="P30">כל אחת מהמפלגות לא עוברת את אחוז החסימה כשהיא רצה לבד.</text:p>
        </text:list-item>
        <text:list-item>
          <text:p text:style-name="P30">המפלגה המאוחדת מקבלת 10 מנדטים.</text:p>
        </text:list-item>
        <text:list-item>
          <text:p text:style-name="P30">אם רק מפלגות א+ב מתאחדות, הן מקבלות 4 מנדטים; ב+ג - 5 מנדטים, ג+א - 6 מנדטים.</text:p>
        </text:list-item>
      </text:list>
      <text:p text:style-name="P4">עיזרו למפלגות למצוא פתרון הוגן לחלוקת המקומות בעשיריה הראשונה.</text:p>
      <text:p text:style-name="P4"><text:soft-page-break/></text:p>
      <text:p text:style-name="P21"><text:span text:style-name="T14">שאלה </text:span><text:span text:style-name="T20">4</text:span><text:span text:style-name="T19">: </text:span><text:span text:style-name="T20">ערך שאפלי-שיוויוני</text:span></text:p>
      <text:p text:style-name="P25">בסקרי דעת-קהל שנעשו לאחרונה, התברר שאנשים רבים נוטים לתמוך בכלל-התשלום הבא, <text:span text:style-name="T26">שנקרא "שאפלי-שיוויוני" (egalitarian-Shapley):</text:span></text:p>
      <text:list xml:id="list3745834120" text:style-name="L3">
        <text:list-item>
          <text:p text:style-name="P31">חשב את ערך שאפלי של כל שחקן;</text:p>
        </text:list-item>
        <text:list-item>
          <text:p text:style-name="P31">חשב את העלות הממוצעת לכל שחקן (העלות הכוללת / מספר השחקנים);</text:p>
        </text:list-item>
        <text:list-item>
          <text:p text:style-name="P31">גבה מכל שחקן את הממוצע בין א לבין ב (לדוגמה, אם העלות הכוללת 66, יש שלושה שחקנים, וערך שאפלי שלך הוא 32, אז התשלום שלך יהיה הממוצע בין 66/3 לבין 32, כלומר 27).</text:p>
        </text:list-item>
      </text:list>
      <text:p text:style-name="P23">הוכיחו שכלל-התשלום הזה מקיים בדיוק <text:span text:style-name="T25">שני </text:span>עקרונות מתוך שלושת העקרונות של שאפלי. </text:p>
      <text:p text:style-name="P24">מדוע לדעתכם לא מתקיים העקרון השלישי?</text:p>
      <text:p text:style-name="P22"/>
      <text:p text:style-name="P33"/>
      <text:p text:style-name="P21"><text:span text:style-name="T14">שאלה </text:span><text:span text:style-name="T20">5</text:span><text:span text:style-name="T15">: בעיית מסלול-ההמראה ובעיית שיתוף-הנסיעות</text:span></text:p>
      <text:p text:style-name="P13"><text:span text:style-name="T24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24">היא </text:span>מקרה פרטי של בעיית שיתוף-הנסיעות<text:span text:style-name="T24">).</text:span></text:p>
      <text:p text:style-name="P13"/>
      <text:p text:style-name="Heading_20_2"><text:span text:style-name="T4">שאלה </text:span><text:span text:style-name="T11">6</text:span><text:span text:style-name="T7">: </text:span><text:span text:style-name="T9">אלגורית</text:span><text:span text:style-name="T10">מים אמיתיים</text:span><text:span text:style-name="T9"> לבחירת הנוסעים</text:span></text:p>
      <text:p text:style-name="P10">עד עכשיו הנחנו שכל השחקנים משתתפים בנסיעה. עכשיו, נניח שכל שחקן i מפיק מהנסיעה תועלת של v<text:span text:style-name="T23">i</text:span><text:span text:style-name="T14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6">פחות עלות הנסיעה) הוא הגדול ביותר.</text:span></text:p>
      <text:p text:style-name="P8">א. בוחרים את הנוסעים בעזרת אלגוריתם וק"ג. הראו דוגמה שבה האלגוריתם לא מאוזן תקציבית (סכום התשלומים לא מכסה את עלות הנסיעה).</text:p>
      <text:p text:style-name="P11"><text:span text:style-name="T16">ב. </text:span><text:span text:style-name="T17">מחליטים מראש, שעלות הנסיעה תתחלק בין הנוסעים </text:span><text:span text:style-name="T18">לפי ערך שאפלי</text:span><text:span text:style-name="T17">, ואז בוחרים את הנוסעים בעזרת </text:span><text:span text:style-name="T16">אלגוריתם </text:span><text:span text:style-name="T17">וק"ג. הראו דוגמה שבה האלגוריתם לא מעודד-השתתפות (יש נוסע שהתועלת שלו שלילית).</text:span></text:p>
      <text:p text:style-name="P12"><text:span text:style-name="T18">ג</text:span><text:span text:style-name="T16">. </text:span><text:span text:style-name="T18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6T17:57:27.869599076</dc:date>
    <meta:editing-duration>P12DT3H37M56S</meta:editing-duration>
    <meta:editing-cycles>1483</meta:editing-cycles>
    <dc:creator>Erel Segal-Halevi</dc:creator>
    <meta:document-statistic meta:table-count="0" meta:image-count="0" meta:object-count="0" meta:page-count="2" meta:paragraph-count="40" meta:word-count="556" meta:character-count="3159" meta:non-whitespace-character-count="2646"/>
  </office:meta>
</office:document-meta>
</file>